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8b44c" officeooo:paragraph-rsid="0008b44c"/>
    </style:style>
    <style:style style:name="P2" style:family="paragraph" style:parent-style-name="Standard">
      <style:text-properties officeooo:rsid="0009298a" officeooo:paragraph-rsid="0009298a"/>
    </style:style>
    <style:style style:name="P3" style:family="paragraph" style:parent-style-name="Standard">
      <style:text-properties officeooo:rsid="0009298a" officeooo:paragraph-rsid="0009298a"/>
    </style:style>
    <style:style style:name="P4" style:family="paragraph" style:parent-style-name="Standard">
      <style:text-properties fo:color="#000000" loext:opacity="100%" style:font-name="Cascadia Mono" fo:font-size="9.5pt" style:font-size-asian="9.5pt"/>
    </style:style>
    <style:style style:name="P5" style:family="paragraph" style:parent-style-name="Standard">
      <style:text-properties fo:color="#000000" loext:opacity="100%" style:font-name="Cascadia Mono" fo:font-size="9.5pt" officeooo:rsid="000b1f6e" officeooo:paragraph-rsid="000b1f6e" style:font-size-asian="9.5pt"/>
    </style:style>
    <style:style style:name="P6" style:family="paragraph" style:parent-style-name="Standard">
      <style:text-properties officeooo:paragraph-rsid="000b1f6e"/>
    </style:style>
    <style:style style:name="P7" style:family="paragraph" style:parent-style-name="Standard">
      <style:text-properties officeooo:rsid="000b1f6e" officeooo:paragraph-rsid="000b1f6e"/>
    </style:style>
    <style:style style:name="T1" style:family="text">
      <style:text-properties fo:color="#0000ff" loext:opacity="100%" style:font-name="Cascadia Mono" fo:font-size="9.5pt" style:font-size-asian="9.5pt"/>
    </style:style>
    <style:style style:name="T2" style:family="text">
      <style:text-properties fo:color="#000000" loext:opacity="100%" style:font-name="Cascadia Mono" fo:font-size="9.5pt" style:font-size-asian="9.5pt"/>
    </style:style>
    <style:style style:name="T3" style:family="text">
      <style:text-properties fo:color="#000000" loext:opacity="100%" style:font-name="Cascadia Mono" fo:font-size="9.5pt" officeooo:rsid="000b1f6e" style:font-size-asian="9.5pt"/>
    </style:style>
    <style:style style:name="T4" style:family="text">
      <style:text-properties fo:color="#2b91af" loext:opacity="100%" style:font-name="Cascadia Mono" fo:font-size="9.5pt" style:font-size-asian="9.5pt"/>
    </style:style>
    <style:style style:name="T5" style:family="text">
      <style:text-properties fo:color="#a31515" loext:opacity="100%" style:font-name="Cascadia Mono" fo:font-size="9.5pt" style:font-size-asian="9.5pt"/>
    </style:style>
    <style:style style:name="T6" style:family="text">
      <style:text-properties officeooo:rsid="000b1f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ra este ejercicio debemos realizar un código el cual sea capas de imprimir en pantalla la resta y suma de dos vectores, a su vez tiene que poder calcular la distancia entre dos puntos asociados a los vectores creados.</text:p>
      <text:p text:style-name="P2">Para ello creamos la clase VectorSuma la cual se encarga de realizar la suma de los dos vectores mediante bucles. Tambien creamos la clase VectorResta que es la que realiza la resta de los vectores mediante arrays y bucles.</text:p>
      <text:p text:style-name="P2"/>
      <text:p text:style-name="P2"/>
      <text:p text:style-name="P2"/>
      <text:p text:style-name="P2"/>
      <text:p text:style-name="P2"/>
      <text:p text:style-name="P2"><text:span text:style-name="T1">internal</text:span><text:span text:style-name="T2"> </text:span><text:span text:style-name="T1">class</text:span><text:span text:style-name="T2"> </text:span><text:span text:style-name="T4">Program</text:span></text:p>
      <text:p text:style-name="Standard"><text:span text:style-name="T2"><text:s text:c="4"/>{</text:span></text:p>
      <text:p text:style-name="Standard"><text:span text:style-name="T2"><text:s text:c="8"/></text:span><text:span text:style-name="T1">static</text:span><text:span text:style-name="T2"> </text:span><text:span text:style-name="T1">void</text:span><text:span text:style-name="T2"> Main(</text:span><text:span text:style-name="T1">string</text:span><text:span text:style-name="T2">[] args)</text:span></text:p>
      <text:p text:style-name="Standard"><text:span text:style-name="T2"><text:s text:c="8"/>{</text:span></text:p>
      <text:p text:style-name="P4"/>
      <text:p text:style-name="Standard"><text:span text:style-name="T2"><text:s text:c="12"/>VectorSuma NuevaSuma = </text:span><text:span text:style-name="T1">new</text:span><text:span text:style-name="T2"> VectorSuma();</text:span></text:p>
      <text:p text:style-name="Standard"><text:span text:style-name="T2"><text:s text:c="12"/>VectorResta NuevaResta = </text:span><text:span text:style-name="T1">new</text:span><text:span text:style-name="T2"> VectorResta();</text:span></text:p>
      <text:p text:style-name="Standard"><text:span text:style-name="T2"><text:s text:c="12"/>Distancia NuevaDistancia = </text:span><text:span text:style-name="T1">new</text:span><text:span text:style-name="T2"> Distancia();</text:span></text:p>
      <text:p text:style-name="P4"/>
      <text:p text:style-name="P4"/>
      <text:p text:style-name="P5">(llamamos a las funcions)</text:p>
      <text:p text:style-name="Standard"><text:span text:style-name="T2"><text:s text:c="12"/>NuevaSuma.Cargar();</text:span></text:p>
      <text:p text:style-name="Standard"><text:span text:style-name="T2"><text:s text:c="12"/>NuevaSuma.Visualizar();</text:span></text:p>
      <text:p text:style-name="Standard"><text:span text:style-name="T2"><text:s text:c="12"/>NuevaResta.Cargar();</text:span></text:p>
      <text:p text:style-name="Standard"><text:span text:style-name="T2"><text:s text:c="12"/>NuevaResta.Visualizar();</text:span></text:p>
      <text:p text:style-name="Standard"><text:span text:style-name="T2"><text:s text:c="12"/>NuevaDistancia.Cargar();</text:span></text:p>
      <text:p text:style-name="Standard"><text:span text:style-name="T2"><text:s text:c="12"/>NuevaDistancia.Visualizar();</text:span></text:p>
      <text:p text:style-name="P4"/>
      <text:p text:style-name="Standard"><text:span text:style-name="T2"><text:s text:c="8"/>}</text:span></text:p>
      <text:p text:style-name="P4"/>
      <text:p text:style-name="Standard"><text:span text:style-name="T2"><text:s text:c="8"/></text:span><text:span text:style-name="T1">class</text:span><text:span text:style-name="T2"> </text:span><text:span text:style-name="T4">VectorSuma</text:span></text:p>
      <text:p text:style-name="Standard"><text:span text:style-name="T2"><text:s text:c="8"/>{</text:span></text:p>
      <text:p text:style-name="P4"/>
      <text:p text:style-name="P4"><text:tab/><text:span text:style-name="T6">(creamos arrays donde se guardan los datos)</text:span></text:p>
      <text:p text:style-name="Standard"><text:span text:style-name="T2"><text:s text:c="12"/></text:span><text:span text:style-name="T1">private</text:span><text:span text:style-name="T2"> </text:span><text:span text:style-name="T1">int</text:span><text:span text:style-name="T2">[] A;</text:span></text:p>
      <text:p text:style-name="Standard"><text:span text:style-name="T2"><text:s text:c="12"/></text:span><text:span text:style-name="T1">private</text:span><text:span text:style-name="T2"> </text:span><text:span text:style-name="T1">int</text:span><text:span text:style-name="T2">[] B;</text:span></text:p>
      <text:p text:style-name="Standard"><text:span text:style-name="T2"><text:s text:c="12"/></text:span><text:span text:style-name="T1">private</text:span><text:span text:style-name="T2"> </text:span><text:span text:style-name="T1">int</text:span><text:span text:style-name="T2">[] C;</text:span></text:p>
      <text:p text:style-name="P4"/>
      <text:p text:style-name="Standard"><text:span text:style-name="T2"><text:s text:c="12"/></text:span><text:span text:style-name="T1">public</text:span><text:span text:style-name="T2"> </text:span><text:span text:style-name="T1">void</text:span><text:span text:style-name="T2"> Cargar()</text:span></text:p>
      <text:p text:style-name="Standard"><text:span text:style-name="T2"><text:s text:c="12"/>{</text:span></text:p>
      <text:p text:style-name="Standard"><text:span text:style-name="T2"><text:s text:c="16"/>Console.Write(</text:span><text:span text:style-name="T5">"Ingrese la longitud de los vectores a sumar : "</text:span><text:span text:style-name="T2">);</text:span></text:p>
      <text:p text:style-name="Standard"><text:span text:style-name="T2"><text:s text:c="16"/></text:span><text:span text:style-name="T1">string</text:span><text:span text:style-name="T2"> linea;</text:span></text:p>
      <text:p text:style-name="Standard"><text:span text:style-name="T2"><text:s text:c="16"/>linea = Console.ReadLine();</text:span></text:p>
      <text:p text:style-name="Standard"><text:span text:style-name="T2"><text:s text:c="16"/></text:span><text:span text:style-name="T1">int</text:span><text:span text:style-name="T2"> n = </text:span><text:span text:style-name="T1">int</text:span><text:span text:style-name="T2">.Parse(linea);</text:span></text:p>
      <text:p text:style-name="Standard"><text:span text:style-name="T2"><text:s text:c="16"/>A = </text:span><text:span text:style-name="T1">new</text:span><text:span text:style-name="T2"> </text:span><text:span text:style-name="T1">int</text:span><text:span text:style-name="T2">[n];</text:span></text:p>
      <text:p text:style-name="Standard"><text:span text:style-name="T2"><text:s text:c="16"/>B = </text:span><text:span text:style-name="T1">new</text:span><text:span text:style-name="T2"> </text:span><text:span text:style-name="T1">int</text:span><text:span text:style-name="T2">[n];</text:span></text:p>
      <text:p text:style-name="P6"><text:span text:style-name="T2"><text:s text:c="16"/>C = </text:span><text:span text:style-name="T1">new</text:span><text:span text:style-name="T2"> </text:span><text:span text:style-name="T1">int</text:span><text:span text:style-name="T2">[n];</text:span></text:p>
      <text:p text:style-name="Standard"><text:span text:style-name="T2"><text:s text:c="16"/>Console.WriteLine(</text:span><text:span text:style-name="T5">"Ingresando valores al vector A"</text:span><text:span text:style-name="T2">);</text:span></text:p>
      <text:p text:style-name="Standard"><text:span text:style-name="T2"/></text:p>
      <text:p text:style-name="Standard"><text:span text:style-name="T2"><text:tab/></text:span><text:span text:style-name="T3">(creamos los for para realizar los calculos necesarios)</text:span></text:p>
      <text:p text:style-name="Standard"><text:span text:style-name="T2"><text:s text:c="16"/></text:span><text:span text:style-name="T1">for</text:span><text:span text:style-name="T2"> (</text:span><text:span text:style-name="T1">int</text:span><text:span text:style-name="T2"> i = 0; i &lt; A.Length; i++)</text:span></text:p>
      <text:p text:style-name="Standard"><text:span text:style-name="T2"><text:s text:c="16"/>{</text:span></text:p>
      <text:p text:style-name="P4"/>
      <text:p text:style-name="Standard"><text:span text:style-name="T2"><text:s text:c="20"/>Console.Write(</text:span><text:span text:style-name="T5">"Ingrese componente ["</text:span><text:span text:style-name="T2"> + (i + 1) + </text:span><text:span text:style-name="T5">"]: "</text:span><text:span text:style-name="T2">);</text:span></text:p>
      <text:p text:style-name="Standard"><text:span text:style-name="T2"><text:s text:c="20"/>linea = Console.ReadLine();</text:span></text:p>
      <text:p text:style-name="Standard"><text:span text:style-name="T2"><text:s text:c="20"/>A[i] = </text:span><text:span text:style-name="T1">int</text:span><text:span text:style-name="T2">.Parse(linea);</text:span></text:p>
      <text:p text:style-name="Standard"><text:span text:style-name="T2"><text:s text:c="16"/>}</text:span></text:p>
      <text:p text:style-name="P4"/>
      <text:p text:style-name="Standard"><text:span text:style-name="T2"><text:s text:c="16"/>Console.WriteLine(</text:span><text:span text:style-name="T5">"Ingresando valores al vector B"</text:span><text:span text:style-name="T2">);</text:span></text:p>
      <text:p text:style-name="Standard"><text:span text:style-name="T2"><text:s text:c="16"/></text:span><text:span text:style-name="T1">for</text:span><text:span text:style-name="T2"> (</text:span><text:span text:style-name="T1">int</text:span><text:span text:style-name="T2"> j = 0; j &lt; B.Length; j++)</text:span></text:p>
      <text:p text:style-name="Standard"><text:span text:style-name="T2"><text:s text:c="16"/>{</text:span></text:p>
      <text:p text:style-name="Standard"><text:span text:style-name="T2"><text:s text:c="20"/>Console.Write(</text:span><text:span text:style-name="T5">"Ingrese componente ["</text:span><text:span text:style-name="T2"> + (j + 1) + </text:span><text:span text:style-name="T5">"]: "</text:span><text:span text:style-name="T2">);</text:span></text:p>
      <text:p text:style-name="Standard"><text:soft-page-break/><text:span text:style-name="T2"><text:s text:c="20"/>linea = Console.ReadLine();</text:span></text:p>
      <text:p text:style-name="Standard"><text:span text:style-name="T2"><text:s text:c="20"/>B[j] = </text:span><text:span text:style-name="T1">int</text:span><text:span text:style-name="T2">.Parse(linea);</text:span></text:p>
      <text:p text:style-name="Standard"><text:span text:style-name="T2"><text:s text:c="16"/>}</text:span></text:p>
      <text:p text:style-name="Standard"><text:span text:style-name="T2"><text:s text:c="16"/></text:span><text:span text:style-name="T1">for</text:span><text:span text:style-name="T2"> (</text:span><text:span text:style-name="T1">int</text:span><text:span text:style-name="T2"> i = 0; i &lt; A.Length; i++)</text:span></text:p>
      <text:p text:style-name="Standard"><text:span text:style-name="T2"><text:s text:c="16"/>{</text:span></text:p>
      <text:p text:style-name="Standard"><text:span text:style-name="T2"><text:s text:c="20"/>C[i] = A[i] + B[i];</text:span></text:p>
      <text:p text:style-name="Standard"><text:span text:style-name="T2"><text:s text:c="16"/>}</text:span></text:p>
      <text:p text:style-name="Standard"><text:span text:style-name="T2"><text:s text:c="12"/>}</text:span></text:p>
      <text:p text:style-name="Standard"><text:span text:style-name="T2"><text:s text:c="12"/></text:span><text:span text:style-name="T1">public</text:span><text:span text:style-name="T2"> </text:span><text:span text:style-name="T1">void</text:span><text:span text:style-name="T2"> Visualizar()</text:span></text:p>
      <text:p text:style-name="Standard"><text:span text:style-name="T2"><text:s text:c="12"/>{</text:span></text:p>
      <text:p text:style-name="Standard"><text:span text:style-name="T2"><text:s text:c="16"/>Console.WriteLine(</text:span><text:span text:style-name="T5">"La suma de los vectores es: "</text:span><text:span text:style-name="T2">);</text:span></text:p>
      <text:p text:style-name="Standard"><text:span text:style-name="T2"><text:s text:c="16"/></text:span><text:span text:style-name="T1">for</text:span><text:span text:style-name="T2"> (</text:span><text:span text:style-name="T1">int</text:span><text:span text:style-name="T2"> i = 0; i &lt; A.Length; i++)</text:span></text:p>
      <text:p text:style-name="Standard"><text:span text:style-name="T2"><text:s text:c="16"/>{</text:span></text:p>
      <text:p text:style-name="Standard"><text:span text:style-name="T2"><text:s text:c="20"/>Console.Write(</text:span><text:span text:style-name="T5">"["</text:span><text:span text:style-name="T2"> + C[i] + </text:span><text:span text:style-name="T5">"] "</text:span><text:span text:style-name="T2">);</text:span></text:p>
      <text:p text:style-name="Standard"><text:span text:style-name="T2"><text:s text:c="16"/>}</text:span></text:p>
      <text:p text:style-name="P4"/>
      <text:p text:style-name="Standard"><text:span text:style-name="T2"><text:s text:c="16"/>Console.WriteLine();</text:span></text:p>
      <text:p text:style-name="Standard"><text:span text:style-name="T2"><text:s text:c="12"/>}</text:span></text:p>
      <text:p text:style-name="P4"/>
      <text:p text:style-name="P4"/>
      <text:p text:style-name="Standard"><text:span text:style-name="T2"><text:s text:c="8"/>}</text:span></text:p>
      <text:p text:style-name="P4"/>
      <text:p text:style-name="P4"><text:tab/></text:p>
      <text:p text:style-name="P5">(creamso la clase VectorResta)</text:p>
      <text:p text:style-name="Standard"><text:span text:style-name="T2"><text:s text:c="8"/></text:span><text:span text:style-name="T1">class</text:span><text:span text:style-name="T2"> </text:span><text:span text:style-name="T4">VectorResta</text:span></text:p>
      <text:p text:style-name="Standard"><text:span text:style-name="T2"><text:s text:c="8"/>{</text:span></text:p>
      <text:p text:style-name="P4"/>
      <text:p text:style-name="P4"><text:tab/><text:span text:style-name="T6">(declaramos los arrays)</text:span></text:p>
      <text:p text:style-name="Standard"><text:span text:style-name="T2"><text:s text:c="12"/></text:span><text:span text:style-name="T1">private</text:span><text:span text:style-name="T2"> </text:span><text:span text:style-name="T1">int</text:span><text:span text:style-name="T2">[] A;</text:span></text:p>
      <text:p text:style-name="Standard"><text:span text:style-name="T2"><text:s text:c="12"/></text:span><text:span text:style-name="T1">private</text:span><text:span text:style-name="T2"> </text:span><text:span text:style-name="T1">int</text:span><text:span text:style-name="T2">[] B;</text:span></text:p>
      <text:p text:style-name="Standard"><text:span text:style-name="T2"><text:s text:c="12"/></text:span><text:span text:style-name="T1">private</text:span><text:span text:style-name="T2"> </text:span><text:span text:style-name="T1">int</text:span><text:span text:style-name="T2">[] C;</text:span></text:p>
      <text:p text:style-name="Standard"><text:span text:style-name="T2"><text:s text:c="12"/></text:span><text:span text:style-name="T1">public</text:span><text:span text:style-name="T2"> </text:span><text:span text:style-name="T1">void</text:span><text:span text:style-name="T2"> Cargar()</text:span></text:p>
      <text:p text:style-name="Standard"><text:span text:style-name="T2"><text:s text:c="12"/>{</text:span></text:p>
      <text:p text:style-name="Standard"><text:span text:style-name="T2"><text:s text:c="16"/>Console.Write(</text:span><text:span text:style-name="T5">"Ingrese la longitud de los vectores a restar: "</text:span><text:span text:style-name="T2">);</text:span></text:p>
      <text:p text:style-name="Standard"><text:span text:style-name="T2"><text:s text:c="16"/></text:span><text:span text:style-name="T1">string</text:span><text:span text:style-name="T2"> linea;</text:span></text:p>
      <text:p text:style-name="Standard"><text:span text:style-name="T2"><text:s text:c="16"/>linea = Console.ReadLine();</text:span></text:p>
      <text:p text:style-name="Standard"><text:span text:style-name="T2"><text:s text:c="16"/></text:span><text:span text:style-name="T1">int</text:span><text:span text:style-name="T2"> n = </text:span><text:span text:style-name="T1">int</text:span><text:span text:style-name="T2">.Parse(linea);</text:span></text:p>
      <text:p text:style-name="Standard"><text:span text:style-name="T2"><text:s text:c="16"/>A = </text:span><text:span text:style-name="T1">new</text:span><text:span text:style-name="T2"> </text:span><text:span text:style-name="T1">int</text:span><text:span text:style-name="T2">[n];</text:span></text:p>
      <text:p text:style-name="Standard"><text:span text:style-name="T2"><text:s text:c="16"/>B = </text:span><text:span text:style-name="T1">new</text:span><text:span text:style-name="T2"> </text:span><text:span text:style-name="T1">int</text:span><text:span text:style-name="T2">[n];</text:span></text:p>
      <text:p text:style-name="Standard"><text:span text:style-name="T2"><text:s text:c="16"/>C = </text:span><text:span text:style-name="T1">new</text:span><text:span text:style-name="T2"> </text:span><text:span text:style-name="T1">int</text:span><text:span text:style-name="T2">[n];</text:span></text:p>
      <text:p text:style-name="Standard"><text:span text:style-name="T2"><text:s text:c="16"/>Console.WriteLine(</text:span><text:span text:style-name="T5">"Ingresando valores al vector A"</text:span><text:span text:style-name="T2">);</text:span></text:p>
      <text:p text:style-name="Standard"><text:span text:style-name="T2"><text:s text:c="16"/></text:span><text:span text:style-name="T1">for</text:span><text:span text:style-name="T2"> (</text:span><text:span text:style-name="T1">int</text:span><text:span text:style-name="T2"> i = 0; i &lt; A.Length; i++)</text:span></text:p>
      <text:p text:style-name="Standard"><text:span text:style-name="T2"><text:s text:c="16"/>{</text:span></text:p>
      <text:p text:style-name="P4"/>
      <text:p text:style-name="Standard"><text:span text:style-name="T2"><text:s text:c="20"/>Console.Write(</text:span><text:span text:style-name="T5">"Ingrese componente ["</text:span><text:span text:style-name="T2"> + (i + 1) + </text:span><text:span text:style-name="T5">"]: "</text:span><text:span text:style-name="T2">);</text:span></text:p>
      <text:p text:style-name="Standard"><text:span text:style-name="T2"><text:s text:c="20"/>linea = Console.ReadLine();</text:span></text:p>
      <text:p text:style-name="Standard"><text:span text:style-name="T2"><text:s text:c="20"/>A[i] = </text:span><text:span text:style-name="T1">int</text:span><text:span text:style-name="T2">.Parse(linea);</text:span></text:p>
      <text:p text:style-name="Standard"><text:span text:style-name="T2"><text:s text:c="16"/>}</text:span></text:p>
      <text:p text:style-name="P4"/>
      <text:p text:style-name="Standard"><text:span text:style-name="T2"><text:s text:c="16"/>Console.WriteLine(</text:span><text:span text:style-name="T5">"Ingresando valores al vector B"</text:span><text:span text:style-name="T2">);</text:span></text:p>
      <text:p text:style-name="Standard"><text:span text:style-name="T2"><text:s text:c="16"/></text:span><text:span text:style-name="T1">for</text:span><text:span text:style-name="T2"> (</text:span><text:span text:style-name="T1">int</text:span><text:span text:style-name="T2"> j = 0; j &lt; B.Length; j++)</text:span></text:p>
      <text:p text:style-name="Standard"><text:span text:style-name="T2"><text:s text:c="16"/>{</text:span></text:p>
      <text:p text:style-name="Standard"><text:span text:style-name="T2"><text:s text:c="20"/>Console.Write(</text:span><text:span text:style-name="T5">"Ingrese componente ["</text:span><text:span text:style-name="T2"> + (j + 1) + </text:span><text:span text:style-name="T5">"]: "</text:span><text:span text:style-name="T2">);</text:span></text:p>
      <text:p text:style-name="Standard"><text:span text:style-name="T2"><text:s text:c="20"/>linea = Console.ReadLine();</text:span></text:p>
      <text:p text:style-name="Standard"><text:span text:style-name="T2"><text:s text:c="20"/>B[j] = </text:span><text:span text:style-name="T1">int</text:span><text:span text:style-name="T2">.Parse(linea);</text:span></text:p>
      <text:p text:style-name="Standard"><text:span text:style-name="T2"><text:s text:c="16"/>}</text:span></text:p>
      <text:p text:style-name="Standard"><text:span text:style-name="T2"><text:s text:c="16"/></text:span><text:span text:style-name="T1">for</text:span><text:span text:style-name="T2"> (</text:span><text:span text:style-name="T1">int</text:span><text:span text:style-name="T2"> i = 0; i &lt; A.Length; i++)</text:span></text:p>
      <text:p text:style-name="Standard"><text:span text:style-name="T2"><text:s text:c="16"/>{</text:span></text:p>
      <text:p text:style-name="Standard"><text:span text:style-name="T2"><text:s text:c="20"/>C[i] = A[i] - B[i];</text:span></text:p>
      <text:p text:style-name="Standard"><text:span text:style-name="T2"><text:s text:c="16"/>}</text:span></text:p>
      <text:p text:style-name="P4"/>
      <text:p text:style-name="P4"/>
      <text:p text:style-name="Standard"><text:span text:style-name="T2"><text:s text:c="12"/>}</text:span></text:p>
      <text:p text:style-name="P4"/>
      <text:p text:style-name="Standard"><text:span text:style-name="T2"><text:s text:c="12"/></text:span><text:span text:style-name="T1">public</text:span><text:span text:style-name="T2"> </text:span><text:span text:style-name="T1">void</text:span><text:span text:style-name="T2"> Visualizar()</text:span></text:p>
      <text:p text:style-name="Standard"><text:soft-page-break/><text:span text:style-name="T2"><text:s text:c="12"/>{</text:span></text:p>
      <text:p text:style-name="Standard"><text:span text:style-name="T2"><text:s text:c="16"/>Console.WriteLine(</text:span><text:span text:style-name="T5">"La resta de los vecores es: "</text:span><text:span text:style-name="T2">);</text:span></text:p>
      <text:p text:style-name="Standard"><text:span text:style-name="T2"><text:s text:c="16"/></text:span><text:span text:style-name="T1">for</text:span><text:span text:style-name="T2"> (</text:span><text:span text:style-name="T1">int</text:span><text:span text:style-name="T2"> i = 0; i &lt; A.Length; i++)</text:span></text:p>
      <text:p text:style-name="Standard"><text:span text:style-name="T2"><text:s text:c="16"/>{</text:span></text:p>
      <text:p text:style-name="Standard"><text:span text:style-name="T2"><text:s text:c="20"/>Console.Write(</text:span><text:span text:style-name="T5">"["</text:span><text:span text:style-name="T2"> + C[i] + </text:span><text:span text:style-name="T5">"] "</text:span><text:span text:style-name="T2">);</text:span></text:p>
      <text:p text:style-name="Standard"><text:span text:style-name="T2"><text:s text:c="16"/>}</text:span></text:p>
      <text:p text:style-name="Standard"><text:span text:style-name="T2"><text:s text:c="16"/>Console.WriteLine();</text:span></text:p>
      <text:p text:style-name="Standard"><text:span text:style-name="T2"><text:s text:c="12"/>}</text:span></text:p>
      <text:p text:style-name="P4"/>
      <text:p text:style-name="P4"/>
      <text:p text:style-name="Standard"><text:span text:style-name="T2"><text:s text:c="8"/>}</text:span></text:p>
      <text:p text:style-name="P4"/>
      <text:p text:style-name="P5">(creamos la clase Distancia)</text:p>
      <text:p text:style-name="Standard"><text:span text:style-name="T2"><text:s text:c="8"/></text:span><text:span text:style-name="T1">class</text:span><text:span text:style-name="T2"> </text:span><text:span text:style-name="T4">Distancia</text:span></text:p>
      <text:p text:style-name="Standard"><text:span text:style-name="T2"><text:s text:c="8"/>{</text:span></text:p>
      <text:p text:style-name="P4"/>
      <text:p text:style-name="Standard"><text:span text:style-name="T2"><text:s text:c="12"/></text:span><text:span text:style-name="T1">private</text:span><text:span text:style-name="T2"> </text:span><text:span text:style-name="T1">int</text:span><text:span text:style-name="T2">[] A;</text:span></text:p>
      <text:p text:style-name="Standard"><text:span text:style-name="T2"><text:s text:c="12"/></text:span><text:span text:style-name="T1">private</text:span><text:span text:style-name="T2"> </text:span><text:span text:style-name="T1">int</text:span><text:span text:style-name="T2">[] B;</text:span></text:p>
      <text:p text:style-name="Standard"><text:span text:style-name="T2"><text:s text:c="12"/></text:span><text:span text:style-name="T1">private</text:span><text:span text:style-name="T2"> </text:span><text:span text:style-name="T1">int</text:span><text:span text:style-name="T2">[] C;</text:span></text:p>
      <text:p text:style-name="P4"/>
      <text:p text:style-name="Standard"><text:span text:style-name="T2"><text:s text:c="12"/></text:span><text:span text:style-name="T1">public</text:span><text:span text:style-name="T2"> </text:span><text:span text:style-name="T1">void</text:span><text:span text:style-name="T2"> Cargar()</text:span></text:p>
      <text:p text:style-name="Standard"><text:span text:style-name="T2"><text:s text:c="12"/>{</text:span></text:p>
      <text:p text:style-name="Standard"><text:span text:style-name="T2"/></text:p>
      <text:p text:style-name="P7"><text:span text:style-name="T2"><text:tab/>(pedimos informacion al usuario)</text:span></text:p>
      <text:p text:style-name="Standard"><text:span text:style-name="T2"><text:s text:c="16"/>Console.Write(</text:span><text:span text:style-name="T5">"Ingrese la longitud de los vectores para calcular la distancia : "</text:span><text:span text:style-name="T2">);</text:span></text:p>
      <text:p text:style-name="Standard"><text:span text:style-name="T2"><text:s text:c="16"/></text:span><text:span text:style-name="T1">string</text:span><text:span text:style-name="T2"> linea;</text:span></text:p>
      <text:p text:style-name="Standard"><text:span text:style-name="T2"><text:s text:c="16"/>linea = Console.ReadLine();</text:span></text:p>
      <text:p text:style-name="Standard"><text:span text:style-name="T2"><text:s text:c="16"/></text:span><text:span text:style-name="T1">int</text:span><text:span text:style-name="T2"> n = </text:span><text:span text:style-name="T1">int</text:span><text:span text:style-name="T2">.Parse(linea);</text:span></text:p>
      <text:p text:style-name="Standard"><text:span text:style-name="T2"><text:s text:c="16"/>A = </text:span><text:span text:style-name="T1">new</text:span><text:span text:style-name="T2"> </text:span><text:span text:style-name="T1">int</text:span><text:span text:style-name="T2">[n];</text:span></text:p>
      <text:p text:style-name="Standard"><text:span text:style-name="T2"><text:s text:c="16"/>B = </text:span><text:span text:style-name="T1">new</text:span><text:span text:style-name="T2"> </text:span><text:span text:style-name="T1">int</text:span><text:span text:style-name="T2">[n];</text:span></text:p>
      <text:p text:style-name="Standard"><text:span text:style-name="T2"><text:s text:c="16"/>C = </text:span><text:span text:style-name="T1">new</text:span><text:span text:style-name="T2"> </text:span><text:span text:style-name="T1">int</text:span><text:span text:style-name="T2">[n];</text:span></text:p>
      <text:p text:style-name="Standard"><text:span text:style-name="T2"><text:s text:c="16"/>Console.WriteLine(</text:span><text:span text:style-name="T5">"Ingresando valores al vector A"</text:span><text:span text:style-name="T2">);</text:span></text:p>
      <text:p text:style-name="Standard"><text:span text:style-name="T2"><text:s text:c="16"/></text:span><text:span text:style-name="T1">for</text:span><text:span text:style-name="T2"> (</text:span><text:span text:style-name="T1">int</text:span><text:span text:style-name="T2"> i = 0; i &lt; A.Length; i++)</text:span></text:p>
      <text:p text:style-name="Standard"><text:span text:style-name="T2"><text:s text:c="16"/>{</text:span></text:p>
      <text:p text:style-name="P4"/>
      <text:p text:style-name="Standard"><text:span text:style-name="T2"><text:s text:c="20"/>Console.Write(</text:span><text:span text:style-name="T5">"Ingrese componente ["</text:span><text:span text:style-name="T2"> + (i + 1) + </text:span><text:span text:style-name="T5">"]: "</text:span><text:span text:style-name="T2">);</text:span></text:p>
      <text:p text:style-name="Standard"><text:span text:style-name="T2"><text:s text:c="20"/>linea = Console.ReadLine();</text:span></text:p>
      <text:p text:style-name="Standard"><text:span text:style-name="T2"><text:s text:c="20"/>A[i] = </text:span><text:span text:style-name="T1">int</text:span><text:span text:style-name="T2">.Parse(linea);</text:span></text:p>
      <text:p text:style-name="Standard"><text:span text:style-name="T2"><text:s text:c="16"/>}</text:span></text:p>
      <text:p text:style-name="P4"/>
      <text:p text:style-name="Standard"><text:span text:style-name="T2"><text:s text:c="16"/>Console.WriteLine(</text:span><text:span text:style-name="T5">"Ingresando valores al vector B"</text:span><text:span text:style-name="T2">);</text:span></text:p>
      <text:p text:style-name="Standard"><text:span text:style-name="T2"><text:s text:c="16"/></text:span><text:span text:style-name="T1">for</text:span><text:span text:style-name="T2"> (</text:span><text:span text:style-name="T1">int</text:span><text:span text:style-name="T2"> j = 0; j &lt; B.Length; j++)</text:span></text:p>
      <text:p text:style-name="Standard"><text:span text:style-name="T2"><text:s text:c="16"/>{</text:span></text:p>
      <text:p text:style-name="Standard"><text:span text:style-name="T2"><text:s text:c="20"/>Console.Write(</text:span><text:span text:style-name="T5">"Ingrese componente ["</text:span><text:span text:style-name="T2"> + (j + 1) + </text:span><text:span text:style-name="T5">"]: "</text:span><text:span text:style-name="T2">);</text:span></text:p>
      <text:p text:style-name="Standard"><text:span text:style-name="T2"><text:s text:c="20"/>linea = Console.ReadLine();</text:span></text:p>
      <text:p text:style-name="Standard"><text:span text:style-name="T2"><text:s text:c="20"/>B[j] = </text:span><text:span text:style-name="T1">int</text:span><text:span text:style-name="T2">.Parse(linea);</text:span></text:p>
      <text:p text:style-name="Standard"><text:span text:style-name="T2"><text:s text:c="16"/>}</text:span></text:p>
      <text:p text:style-name="P4"/>
      <text:p text:style-name="Standard"><text:span text:style-name="T2"><text:s text:c="16"/>Console.WriteLine();</text:span></text:p>
      <text:p text:style-name="Standard"><text:span text:style-name="T2"><text:s text:c="12"/>}</text:span></text:p>
      <text:p text:style-name="P4"/>
      <text:p text:style-name="Standard"><text:span text:style-name="T2"><text:s text:c="12"/></text:span><text:span text:style-name="T1">public</text:span><text:span text:style-name="T2"> </text:span><text:span text:style-name="T1">void</text:span><text:span text:style-name="T2"> Visualizar()</text:span></text:p>
      <text:p text:style-name="Standard"><text:span text:style-name="T2"><text:s text:c="12"/>{</text:span></text:p>
      <text:p text:style-name="Standard"><text:span text:style-name="T2"/></text:p>
      <text:p text:style-name="Standard"><text:span text:style-name="T2"><text:tab/></text:span><text:span text:style-name="T3">(creamos la ecuacion que se encarga de realizar los cálculos de los vectores )</text:span></text:p>
      <text:p text:style-name="Standard"><text:span text:style-name="T2"><text:s text:c="16"/></text:span><text:span text:style-name="T1">var</text:span><text:span text:style-name="T2"> distancia = Math.Sqrt((Math.Pow(B[0] - A[0], 2) + Math.Pow(B[1] - B[1], 2)));</text:span></text:p>
      <text:p text:style-name="Standard"><text:span text:style-name="T2"><text:s text:c="16"/>Console.WriteLine(</text:span><text:span text:style-name="T5">"La distancia es: "</text:span><text:span text:style-name="T2"> + distancia);</text:span></text:p>
      <text:p text:style-name="Standard"><text:span text:style-name="T2"><text:s text:c="12"/>}</text:span></text:p>
      <text:p text:style-name="P4"/>
      <text:p text:style-name="Standard"><text:span text:style-name="T2"><text:s text:c="8"/>}</text:span></text:p>
      <text:p text:style-name="P4"/>
      <text:p text:style-name="P2"><text:span text:style-name="T2"><text:s text:c="4"/>}</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scadia Mono" svg:font-family="'Cascadia Mono'" style:font-family-generic="roman"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UY"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UY"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9-20T19:23:09.969000000</dc:date>
    <meta:editing-duration>PT11M31S</meta:editing-duration>
    <meta:editing-cycles>3</meta:editing-cycles>
    <meta:generator>LibreOffice/7.3.2.2$Windows_X86_64 LibreOffice_project/49f2b1bff42cfccbd8f788c8dc32c1c309559be0</meta:generator>
    <meta:document-statistic meta:table-count="0" meta:image-count="0" meta:object-count="0" meta:page-count="3" meta:paragraph-count="148" meta:word-count="614" meta:character-count="5676" meta:non-whitespace-character-count="3203"/>
  </office:meta>
</office:document-meta>
</file>